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30000031173D2D9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6.3874in" draw:z-index="0"><draw:image xlink:href="Pictures/10000001000003530000031173D2D9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0:12:11.054637371</meta:creation-date>
    <dc:date>2026-03-27T10:13:09.423529364</dc:date>
    <meta:editing-duration>PT1M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